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style:font-name="Calibri"/>
    </style:style>
    <style:style style:name="P2" style:family="paragraph" style:parent-style-name="Text_20_body">
      <style:paragraph-properties fo:margin-left="0in" fo:margin-right="0in" fo:margin-top="0in" fo:margin-bottom="0.1665in" style:contextual-spacing="false" fo:line-height="100%" fo:text-align="center" style:justify-single-word="false" fo:text-indent="0in" style:auto-text-indent="false" fo:padding="0in" fo:border="none"/>
      <style:text-properties officeooo:paragraph-rsid="00032ce9"/>
    </style:style>
    <style:style style:name="P3"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style>
    <style:style style:name="P4"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text-properties officeooo:paragraph-rsid="00032ce9"/>
    </style:style>
    <style:style style:name="P5" style:family="paragraph" style:parent-style-name="Text_20_body" style:list-style-name="L1">
      <style:paragraph-properties fo:margin-left="0in" fo:margin-right="0in" fo:margin-top="0in" fo:margin-bottom="0.1665in" style:contextual-spacing="false" fo:line-height="100%" fo:text-indent="0in" style:auto-text-indent="false" fo:padding="0in" fo:border="none"/>
      <style:text-properties officeooo:paragraph-rsid="000240ff"/>
    </style:style>
    <style:style style:name="P6"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rsid="00032ce9" officeooo:paragraph-rsid="00032ce9"/>
    </style:style>
    <style:style style:name="P7" style:family="paragraph" style:parent-style-name="Text_20_body" style:list-style-name="L1" style:master-page-name="">
      <loext:graphic-properties draw:fill="none"/>
      <style:paragraph-properties fo:margin-left="0in" fo:margin-right="0.1252in" fo:margin-top="0in" fo:margin-bottom="0in" style:contextual-spacing="false" fo:line-height="100%" fo:text-indent="0in" style:auto-text-indent="false" style:page-number="auto" fo:background-color="transparent" fo:padding="0in" fo:border="none"/>
      <style:text-properties style:font-name="Calibri" officeooo:paragraph-rsid="00032ce9"/>
    </style:style>
    <style:style style:name="P8" style:family="paragraph" style:parent-style-name="Text_20_body" style:list-style-name="L1">
      <loext:graphic-properties draw:fill="none"/>
      <style:paragraph-properties fo:margin-left="0in" fo:margin-right="0.1252in" fo:margin-top="0in" fo:margin-bottom="0in" style:contextual-spacing="false" fo:line-height="100%" fo:text-indent="0in" style:auto-text-indent="false" fo:background-color="transparent" fo:padding="0in" fo:border="none"/>
      <style:text-properties style:font-name="Calibri" officeooo:paragraph-rsid="00032ce9"/>
    </style:style>
    <style:style style:name="P9"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paragraph-rsid="00032ce9"/>
    </style:style>
    <style:style style:name="P10"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officeooo:paragraph-rsid="000240ff"/>
    </style:style>
    <style:style style:name="P11" style:family="paragraph" style:parent-style-name="Text_20_body" style:list-style-name="L1">
      <style:paragraph-properties fo:margin-left="0in" fo:margin-right="0in" fo:margin-top="0in" fo:margin-bottom="0in" style:contextual-spacing="false" fo:line-height="100%" fo:text-indent="0in" style:auto-text-indent="false" fo:padding="0in" fo:border="none"/>
      <style:text-properties style:font-name="Calibri"/>
    </style:style>
    <style:style style:name="T1" style:family="text">
      <style:text-properties style:font-name="Calibri"/>
    </style:style>
    <style:style style:name="T2" style:family="text">
      <style:text-properties style:font-name="Calibri" fo:font-size="18pt" officeooo:rsid="00032ce9" style:font-size-asian="15.75pt" style:font-size-complex="18pt"/>
    </style:style>
    <style:style style:name="T3" style:family="text">
      <style:text-properties style:font-name="Calibri" officeooo:rsid="00032ce9"/>
    </style:style>
    <style:style style:name="T4" style:family="text">
      <style:text-properties officeooo:rsid="00032ce9"/>
    </style:style>
    <style:style style:name="T5" style:family="text">
      <style:text-properties fo:font-weight="normal" officeooo:rsid="00032ce9" style:font-weight-asian="normal" style:font-weight-complex="normal"/>
    </style:style>
    <text:list-style style:name="L1">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3"><text:span text:style-name="Strong_20_Emphasis"><text:span text:style-name="T1"/></text:span></text:p>
        </text:list-header>
      </text:list>
      <text:p text:style-name="P2"><text:span text:style-name="Strong_20_Emphasis"><text:span text:style-name="T2">Architecture Overview</text:span></text:span></text:p>
      <text:list text:continue-numbering="true" text:style-name="L1">
        <text:list-item>
          <text:p text:style-name="P4"><text:span text:style-name="Strong_20_Emphasis"><text:span text:style-name="T3">Core RMM Server/Agent</text:span></text:span></text:p>
          <text:list>
            <text:list-item>
              <text:p text:style-name="P6">A server and agents will be written in GO using the gorilla/mux framework.</text:p>
            </text:list-item>
            <text:list-item>
              <text:p text:style-name="P7"><text:span text:style-name="Strong_20_Emphasis"><text:span text:style-name="T5">Agents will collect system information to register with the server as well as fulfill any needs not already provided by an integrated tool such as remote command and script execution, OS level data collection (version, specific hardware data, etc.), and more.</text:span></text:span></text:p>
            </text:list-item>
            <text:list-item>
              <text:p text:style-name="P8"><text:span text:style-name="Strong_20_Emphasis"><text:span text:style-name="T5">Server will also house the web server for the Custom UI documented below which will serve as the users “entry point” to the platform.</text:span></text:span></text:p>
              <text:p text:style-name="P9"><text:span text:style-name="Strong_20_Emphasis"><text:span text:style-name="T5"/></text:span></text:p>
            </text:list-item>
          </text:list>
        </text:list-item>
        <text:list-item>
          <text:p text:style-name="P5"><text:span text:style-name="Strong_20_Emphasis"><text:span text:style-name="T1">Microservices Architecture</text:span></text:span></text:p>
          <text:list>
            <text:list-item>
              <text:p text:style-name="P10">Each tool (Netbox, UVDesk, CheckMK Raw, <text:span text:style-name="T4">etc.</text:span>) will be encapsulated into its own microservice.</text:p>
            </text:list-item>
            <text:list-item>
              <text:p text:style-name="P11">Each microservice will expose an API for communication <text:span text:style-name="T4">with the server</text:span>.</text:p>
              <text:p text:style-name="P11"/>
            </text:list-item>
          </text:list>
        </text:list-item>
        <text:list-item>
          <text:p text:style-name="P3"><text:span text:style-name="Strong_20_Emphasis"><text:span text:style-name="T1">API Gateway</text:span></text:span></text:p>
          <text:list>
            <text:list-item>
              <text:p text:style-name="P11">Implement an API Gateway as a separate service.</text:p>
            </text:list-item>
            <text:list-item>
              <text:p text:style-name="P11">The API Gateway will route incoming requests to the appropriate microservice and aggregate responses.</text:p>
            </text:list-item>
            <text:list-item>
              <text:p text:style-name="P10">The API Gateway will also be written in Go using the gorilla/mux framework.</text:p>
              <text:p text:style-name="P10"/>
            </text:list-item>
          </text:list>
        </text:list-item>
        <text:list-item>
          <text:p text:style-name="P3"><text:span text:style-name="Strong_20_Emphasis"><text:span text:style-name="T1">Custom UI</text:span></text:span></text:p>
          <text:list>
            <text:list-item>
              <text:p text:style-name="P11">Implement a Custom UI as a separate service.</text:p>
            </text:list-item>
            <text:list-item>
              <text:p text:style-name="P11">The UI will communicate with the backend services via the API Gateway.</text:p>
            </text:list-item>
            <text:list-item>
              <text:p text:style-name="P10">The UI can be built with a modern JavaScript framework like React, Vue, or Angular.</text:p>
              <text:p text:style-name="P10"/>
            </text:list-item>
          </text:list>
        </text:list-item>
        <text:list-item>
          <text:p text:style-name="P3"><text:span text:style-name="Strong_20_Emphasis"><text:span text:style-name="T1">User Management and Authentication Service</text:span></text:span></text:p>
          <text:list>
            <text:list-item>
              <text:p text:style-name="P11">Implement a User Management and Authentication Service.</text:p>
            </text:list-item>
            <text:list-item>
              <text:p text:style-name="P11">This service will handle user registration, authentication, and role-based access control.</text:p>
            </text:list-item>
            <text:list-item>
              <text:p text:style-name="P11">It will integrate with all other services to ensure only authorized users can access certain functionalities.</text:p>
            </text:list-item>
            <text:list-item>
              <text:p text:style-name="P10">This service will also be written in Go using the gorilla/mux framework.</text:p>
              <text:p text:style-name="P10"/>
            </text:list-item>
          </text:list>
        </text:list-item>
        <text:list-item>
          <text:p text:style-name="P3"><text:span text:style-name="Strong_20_Emphasis"><text:span text:style-name="T1">Data Persistence Layer</text:span></text:span></text:p>
          <text:list>
            <text:list-item>
              <text:p text:style-name="P6">Will use PostgreSQL database for storing agent registration data, user information, and additional “static” data.</text:p>
            </text:list-item>
            <text:list-item>
              <text:p text:style-name="P6">If dynamic data such as host metrics and other time-based data cannot be handled through microservice API’s, will implement InfluxDB database to supplement where needed.</text:p>
              <text:p text:style-name="P9"/>
            </text:list-item>
          </text:list>
        </text:list-item>
        <text:list-item>
          <text:p text:style-name="P3"><text:span text:style-name="Strong_20_Emphasis"><text:span text:style-name="T1">Containerization and Orchestration</text:span></text:span></text:p>
          <text:list>
            <text:list-item>
              <text:p text:style-name="P11">Dockerize each service for consistent deployment and scalability.</text:p>
            </text:list-item>
            <text:list-item>
              <text:p text:style-name="P11">Use Docker Compose for local development and testing.</text:p>
              <text:p text:style-name="P10"><text:span text:style-name="Strong_20_Emphasis"><text:span text:style-name="T1"/></text:span></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1T13:23:17.221000000</meta:creation-date>
    <dc:date>2024-03-02T11:00:44.555000000</dc:date>
    <meta:editing-duration>PT19M21S</meta:editing-duration>
    <meta:editing-cycles>2</meta:editing-cycles>
    <meta:generator>LibreOffice/7.6.4.1$Windows_X86_64 LibreOffice_project/e19e193f88cd6c0525a17fb7a176ed8e6a3e2aa1</meta:generator>
    <meta:document-statistic meta:table-count="0" meta:image-count="0" meta:object-count="0" meta:page-count="1" meta:paragraph-count="34" meta:word-count="330" meta:character-count="2002" meta:non-whitespace-character-count="1732"/>
  </office:meta>
</office:document-meta>
</file>